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783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 style:data-style-name="N110"/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3" style:family="table-cell" style:parent-style-name="Default" style:data-style-name="N1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'sample rate'.$B$3]/(['sample rate'.A5]+1))" office:value-type="float" office:value="1000" calcext:value-type="float">
            <text:p>1000</text:p>
          </table:table-cell>
          <table:table-cell table:formula="of:=ROUND(['sample rate'.$C$3]/((8*['sample rate'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'sample rate'.$B$3]/(['sample rate'.E5]+1)" office:value-type="float" office:value="19.6078431372549" calcext:value-type="float">
            <text:p>19,6</text:p>
          </table:table-cell>
          <table:table-cell table:formula="of:=['sample rate'.$C$3]/(['sample rate'.E5]+1)" office:value-type="float" office:value="156.862745098039" calcext:value-type="float">
            <text:p>156,9</text:p>
          </table:table-cell>
          <table:table-cell table:formula="of:=1/['sample rate'.B5]" office:value-type="float" office:value="0.001" calcext:value-type="float">
            <text:p>0,001</text:p>
          </table:table-cell>
          <table:table-cell table:formula="of:=2/['sample rate'.B5]" office:value-type="float" office:value="0.002" calcext:value-type="float">
            <text:p>0,002</text:p>
          </table:table-cell>
          <table:table-cell table:formula="of:=5/['sample rate'.B5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'sample rate'.$B$3]/(['sample rate'.A6]+1))" office:value-type="float" office:value="500" calcext:value-type="float">
            <text:p>500</text:p>
          </table:table-cell>
          <table:table-cell table:formula="of:=ROUND(['sample rate'.$C$3]/((8*['sample rate'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'sample rate'.$B$3]/(['sample rate'.E6]+1)" office:value-type="float" office:value="9.9009900990099" calcext:value-type="float">
            <text:p>9,9</text:p>
          </table:table-cell>
          <table:table-cell table:formula="of:=['sample rate'.$C$3]/(['sample rate'.E6]+1)" office:value-type="float" office:value="79.2079207920792" calcext:value-type="float">
            <text:p>79,2</text:p>
          </table:table-cell>
          <table:table-cell table:formula="of:=1/['sample rate'.B6]" office:value-type="float" office:value="0.002" calcext:value-type="float">
            <text:p>0,002</text:p>
          </table:table-cell>
          <table:table-cell table:formula="of:=2/['sample rate'.B6]" office:value-type="float" office:value="0.004" calcext:value-type="float">
            <text:p>0,004</text:p>
          </table:table-cell>
          <table:table-cell table:formula="of:=5/['sample rate'.B6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'sample rate'.$B$3]/(['sample rate'.A7]+1))" office:value-type="float" office:value="333" calcext:value-type="float">
            <text:p>333</text:p>
          </table:table-cell>
          <table:table-cell table:formula="of:=ROUND(['sample rate'.$C$3]/((8*['sample rate'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'sample rate'.$B$3]/(['sample rate'.E7]+1)" office:value-type="float" office:value="5.95238095238095" calcext:value-type="float">
            <text:p>6,0</text:p>
          </table:table-cell>
          <table:table-cell table:formula="of:=['sample rate'.$C$3]/(['sample rate'.E7]+1)" office:value-type="float" office:value="47.6190476190476" calcext:value-type="float">
            <text:p>47,6</text:p>
          </table:table-cell>
          <table:table-cell table:formula="of:=1/['sample rate'.B7]" office:value-type="float" office:value="0.003003003003003" calcext:value-type="float">
            <text:p>0,003</text:p>
          </table:table-cell>
          <table:table-cell table:formula="of:=2/['sample rate'.B7]" office:value-type="float" office:value="0.00600600600600601" calcext:value-type="float">
            <text:p>0,006</text:p>
          </table:table-cell>
          <table:table-cell table:formula="of:=5/['sample rate'.B7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'sample rate'.$B$3]/(['sample rate'.A8]+1))" office:value-type="float" office:value="250" calcext:value-type="float">
            <text:p>250</text:p>
          </table:table-cell>
          <table:table-cell table:formula="of:=ROUND(['sample rate'.$C$3]/((8*['sample rate'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'sample rate'.$B$3]/(['sample rate'.E8]+1)" office:value-type="float" office:value="4.97512437810945" calcext:value-type="float">
            <text:p>5,0</text:p>
          </table:table-cell>
          <table:table-cell table:formula="of:=['sample rate'.$C$3]/(['sample rate'.E8]+1)" office:value-type="float" office:value="39.8009950248756" calcext:value-type="float">
            <text:p>39,8</text:p>
          </table:table-cell>
          <table:table-cell table:formula="of:=1/['sample rate'.B8]" office:value-type="float" office:value="0.004" calcext:value-type="float">
            <text:p>0,004</text:p>
          </table:table-cell>
          <table:table-cell table:formula="of:=2/['sample rate'.B8]" office:value-type="float" office:value="0.008" calcext:value-type="float">
            <text:p>0,008</text:p>
          </table:table-cell>
          <table:table-cell table:formula="of:=5/['sample rate'.B8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'sample rate'.$B$3]/(['sample rate'.A9]+1))" office:value-type="float" office:value="200" calcext:value-type="float">
            <text:p>200</text:p>
          </table:table-cell>
          <table:table-cell table:formula="of:=ROUND(['sample rate'.$C$3]/((8*['sample rate'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'sample rate'.$B$3]/(['sample rate'.E9]+1)" office:value-type="float" office:value="3.98406374501992" calcext:value-type="float">
            <text:p>4,0</text:p>
          </table:table-cell>
          <table:table-cell table:formula="of:=['sample rate'.$C$3]/(['sample rate'.E9]+1)" office:value-type="float" office:value="31.8725099601594" calcext:value-type="float">
            <text:p>31,9</text:p>
          </table:table-cell>
          <table:table-cell table:formula="of:=1/['sample rate'.B9]" office:value-type="float" office:value="0.005" calcext:value-type="float">
            <text:p>0,005</text:p>
          </table:table-cell>
          <table:table-cell table:formula="of:=2/['sample rate'.B9]" office:value-type="float" office:value="0.01" calcext:value-type="float">
            <text:p>0,010</text:p>
          </table:table-cell>
          <table:table-cell table:formula="of:=5/['sample rate'.B9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'sample rate'.$B$3]/(['sample rate'.A10]+1))" office:value-type="float" office:value="167" calcext:value-type="float">
            <text:p>167</text:p>
          </table:table-cell>
          <table:table-cell table:formula="of:=ROUND(['sample rate'.$C$3]/((8*['sample rate'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formula="of:=['sample rate'.$B$3]/(['sample rate'.E10]+1)" office:value-type="float" office:value="3.32225913621262" calcext:value-type="float">
            <text:p>3,3</text:p>
          </table:table-cell>
          <table:table-cell table:formula="of:=['sample rate'.$C$3]/(['sample rate'.E10]+1)" office:value-type="float" office:value="26.578073089701" calcext:value-type="float">
            <text:p>26,6</text:p>
          </table:table-cell>
          <table:table-cell table:formula="of:=1/['sample rate'.B10]" office:value-type="float" office:value="0.00598802395209581" calcext:value-type="float">
            <text:p>0,006</text:p>
          </table:table-cell>
          <table:table-cell table:formula="of:=2/['sample rate'.B10]" office:value-type="float" office:value="0.0119760479041916" calcext:value-type="float">
            <text:p>0,012</text:p>
          </table:table-cell>
          <table:table-cell table:formula="of:=5/['sample rate'.B10]" office:value-type="float" office:value="0.029940119760479" calcext:value-type="float">
            <text:p>0,0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ROUND(['sample rate'.$B$3]/(['sample rate'.A11]+1))" office:value-type="float" office:value="143" calcext:value-type="float">
            <text:p>143</text:p>
          </table:table-cell>
          <table:table-cell table:style-name="ce2" table:formula="of:=ROUND(['sample rate'.$C$3]/((8*['sample rate'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'sample rate'.$B$3]/(['sample rate'.E11]+1)" office:value-type="float" office:value="2.9940119760479" calcext:value-type="float">
            <text:p>3,0</text:p>
          </table:table-cell>
          <table:table-cell table:formula="of:=['sample rate'.$C$3]/(['sample rate'.E11]+1)" office:value-type="float" office:value="23.9520958083832" calcext:value-type="float">
            <text:p>24,0</text:p>
          </table:table-cell>
          <table:table-cell table:formula="of:=1/['sample rate'.B11]" office:value-type="float" office:value="0.00699300699300699" calcext:value-type="float">
            <text:p>0,007</text:p>
          </table:table-cell>
          <table:table-cell table:formula="of:=2/['sample rate'.B11]" office:value-type="float" office:value="0.013986013986014" calcext:value-type="float">
            <text:p>0,014</text:p>
          </table:table-cell>
          <table:table-cell table:formula="of:=5/['sample rate'.B11]" office:value-type="float" office:value="0.034965034965035" calcext:value-type="float">
            <text:p>0,03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ROUND(['sample rate'.$B$3]/(['sample rate'.A12]+1))" office:value-type="float" office:value="125" calcext:value-type="float">
            <text:p>125</text:p>
          </table:table-cell>
          <table:table-cell table:style-name="ce2" table:formula="of:=ROUND(['sample rate'.$C$3]/((8*['sample rate'.A12])+8))" office:value-type="float" office:value="125" calcext:value-type="float">
            <text:p>125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formula="of:=['sample rate'.$B$3]/(['sample rate'.E12]+1)" office:value-type="float" office:value="2.84900284900285" calcext:value-type="float">
            <text:p>2,8</text:p>
          </table:table-cell>
          <table:table-cell table:formula="of:=['sample rate'.$C$3]/(['sample rate'.E12]+1)" office:value-type="float" office:value="22.7920227920228" calcext:value-type="float">
            <text:p>22,8</text:p>
          </table:table-cell>
          <table:table-cell table:formula="of:=1/['sample rate'.B12]" office:value-type="float" office:value="0.008" calcext:value-type="float">
            <text:p>0,008</text:p>
          </table:table-cell>
          <table:table-cell table:formula="of:=2/['sample rate'.B12]" office:value-type="float" office:value="0.016" calcext:value-type="float">
            <text:p>0,016</text:p>
          </table:table-cell>
          <table:table-cell table:formula="of:=5/['sample rate'.B12]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ROUND(['sample rate'.$B$3]/(['sample rate'.A13]+1))" office:value-type="float" office:value="111" calcext:value-type="float">
            <text:p>111</text:p>
          </table:table-cell>
          <table:table-cell table:style-name="ce2" table:formula="of:=ROUND(['sample rate'.$C$3]/((8*['sample rate'.A13])+8))" office:value-type="float" office:value="111" calcext:value-type="float">
            <text:p>111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['sample rate'.$B$3]/(['sample rate'.E13]+1)" office:value-type="float" office:value="2.49376558603491" calcext:value-type="float">
            <text:p>2,5</text:p>
          </table:table-cell>
          <table:table-cell table:formula="of:=['sample rate'.$C$3]/(['sample rate'.E13]+1)" office:value-type="float" office:value="19.9501246882793" calcext:value-type="float">
            <text:p>20,0</text:p>
          </table:table-cell>
          <table:table-cell table:formula="of:=1/['sample rate'.B13]" office:value-type="float" office:value="0.00900900900900901" calcext:value-type="float">
            <text:p>0,009</text:p>
          </table:table-cell>
          <table:table-cell table:formula="of:=2/['sample rate'.B13]" office:value-type="float" office:value="0.018018018018018" calcext:value-type="float">
            <text:p>0,018</text:p>
          </table:table-cell>
          <table:table-cell table:formula="of:=5/['sample rate'.B13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'sample rate'.$B$3]/(['sample rate'.A14]+1))" office:value-type="float" office:value="100" calcext:value-type="float">
            <text:p>100</text:p>
          </table:table-cell>
          <table:table-cell table:formula="of:=ROUND(['sample rate'.$C$3]/((8*['sample rate'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'sample rate'.$B$3]/(['sample rate'.E14]+1)" office:value-type="float" office:value="1.99600798403194" calcext:value-type="float">
            <text:p>2,0</text:p>
          </table:table-cell>
          <table:table-cell table:formula="of:=['sample rate'.$C$3]/(['sample rate'.E14]+1)" office:value-type="float" office:value="15.9680638722555" calcext:value-type="float">
            <text:p>16,0</text:p>
          </table:table-cell>
          <table:table-cell table:formula="of:=1/['sample rate'.B14]" office:value-type="float" office:value="0.01" calcext:value-type="float">
            <text:p>0,010</text:p>
          </table:table-cell>
          <table:table-cell table:formula="of:=2/['sample rate'.B14]" office:value-type="float" office:value="0.02" calcext:value-type="float">
            <text:p>0,020</text:p>
          </table:table-cell>
          <table:table-cell table:formula="of:=5/['sample rate'.B14]" office:value-type="float" office:value="0.05" calcext:value-type="float">
            <text:p>0,0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ROUND(['sample rate'.$B$3]/(['sample rate'.A15]+1))" office:value-type="float" office:value="91" calcext:value-type="float">
            <text:p>91</text:p>
          </table:table-cell>
          <table:table-cell table:style-name="ce2" table:formula="of:=ROUND(['sample rate'.$C$3]/((8*['sample rate'.A15])+8))" office:value-type="float" office:value="91" calcext:value-type="float">
            <text:p>91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'sample rate'.$B$3]/(['sample rate'.E15]+1)" office:value-type="float" office:value="1.66389351081531" calcext:value-type="float">
            <text:p>1,7</text:p>
          </table:table-cell>
          <table:table-cell table:formula="of:=['sample rate'.$C$3]/(['sample rate'.E15]+1)" office:value-type="float" office:value="13.3111480865225" calcext:value-type="float">
            <text:p>13,3</text:p>
          </table:table-cell>
          <table:table-cell table:formula="of:=1/['sample rate'.B15]" office:value-type="float" office:value="0.010989010989011" calcext:value-type="float">
            <text:p>0,011</text:p>
          </table:table-cell>
          <table:table-cell table:formula="of:=2/['sample rate'.B15]" office:value-type="float" office:value="0.021978021978022" calcext:value-type="float">
            <text:p>0,022</text:p>
          </table:table-cell>
          <table:table-cell table:formula="of:=5/['sample rate'.B15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ROUND(['sample rate'.$B$3]/(['sample rate'.A16]+1))" office:value-type="float" office:value="83" calcext:value-type="float">
            <text:p>83</text:p>
          </table:table-cell>
          <table:table-cell table:style-name="ce2" table:formula="of:=ROUND(['sample rate'.$C$3]/((8*['sample rate'.A16])+8))" office:value-type="float" office:value="83" calcext:value-type="float">
            <text:p>83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formula="of:=['sample rate'.$B$3]/(['sample rate'.E16]+1)" office:value-type="float" office:value="1.4265335235378" calcext:value-type="float">
            <text:p>1,4</text:p>
          </table:table-cell>
          <table:table-cell table:formula="of:=['sample rate'.$C$3]/(['sample rate'.E16]+1)" office:value-type="float" office:value="11.4122681883024" calcext:value-type="float">
            <text:p>11,4</text:p>
          </table:table-cell>
          <table:table-cell table:formula="of:=1/['sample rate'.B16]" office:value-type="float" office:value="0.0120481927710843" calcext:value-type="float">
            <text:p>0,012</text:p>
          </table:table-cell>
          <table:table-cell table:formula="of:=2/['sample rate'.B16]" office:value-type="float" office:value="0.0240963855421687" calcext:value-type="float">
            <text:p>0,024</text:p>
          </table:table-cell>
          <table:table-cell table:formula="of:=5/['sample rate'.B16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ROUND(['sample rate'.$B$3]/(['sample rate'.A17]+1))" office:value-type="float" office:value="77" calcext:value-type="float">
            <text:p>77</text:p>
          </table:table-cell>
          <table:table-cell table:style-name="ce2" table:formula="of:=ROUND(['sample rate'.$C$3]/((8*['sample rate'.A17])+8))" office:value-type="float" office:value="77" calcext:value-type="float">
            <text:p>77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['sample rate'.$B$3]/(['sample rate'.E17]+1)" office:value-type="float" office:value="1.24843945068664" calcext:value-type="float">
            <text:p>1,2</text:p>
          </table:table-cell>
          <table:table-cell table:formula="of:=['sample rate'.$C$3]/(['sample rate'.E17]+1)" office:value-type="float" office:value="9.98751560549313" calcext:value-type="float">
            <text:p>10,0</text:p>
          </table:table-cell>
          <table:table-cell table:formula="of:=1/['sample rate'.B17]" office:value-type="float" office:value="0.012987012987013" calcext:value-type="float">
            <text:p>0,013</text:p>
          </table:table-cell>
          <table:table-cell table:formula="of:=2/['sample rate'.B17]" office:value-type="float" office:value="0.025974025974026" calcext:value-type="float">
            <text:p>0,026</text:p>
          </table:table-cell>
          <table:table-cell table:formula="of:=5/['sample rate'.B17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ROUND(['sample rate'.$B$3]/(['sample rate'.A18]+1))" office:value-type="float" office:value="71" calcext:value-type="float">
            <text:p>71</text:p>
          </table:table-cell>
          <table:table-cell table:style-name="ce2" table:formula="of:=ROUND(['sample rate'.$C$3]/((8*['sample rate'.A18])+8))" office:value-type="float" office:value="71" calcext:value-type="float">
            <text:p>71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formula="of:=['sample rate'.$B$3]/(['sample rate'.E18]+1)" office:value-type="float" office:value="1.10987791342952" calcext:value-type="float">
            <text:p>1,1</text:p>
          </table:table-cell>
          <table:table-cell table:formula="of:=['sample rate'.$C$3]/(['sample rate'.E18]+1)" office:value-type="float" office:value="8.87902330743618" calcext:value-type="float">
            <text:p>8,9</text:p>
          </table:table-cell>
          <table:table-cell table:formula="of:=1/['sample rate'.B18]" office:value-type="float" office:value="0.0140845070422535" calcext:value-type="float">
            <text:p>0,014</text:p>
          </table:table-cell>
          <table:table-cell table:formula="of:=2/['sample rate'.B18]" office:value-type="float" office:value="0.028169014084507" calcext:value-type="float">
            <text:p>0,028</text:p>
          </table:table-cell>
          <table:table-cell table:formula="of:=5/['sample rate'.B18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ROUND(['sample rate'.$B$3]/(['sample rate'.A19]+1))" office:value-type="float" office:value="67" calcext:value-type="float">
            <text:p>67</text:p>
          </table:table-cell>
          <table:table-cell table:style-name="ce2" table:formula="of:=ROUND(['sample rate'.$C$3]/((8*['sample rate'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'sample rate'.$B$3]/(['sample rate'.E19]+1)" office:value-type="float" office:value="0.999000999000999" calcext:value-type="float">
            <text:p>1,0</text:p>
          </table:table-cell>
          <table:table-cell table:formula="of:=['sample rate'.$C$3]/(['sample rate'.E19]+1)" office:value-type="float" office:value="7.99200799200799" calcext:value-type="float">
            <text:p>8,0</text:p>
          </table:table-cell>
          <table:table-cell table:formula="of:=1/['sample rate'.B19]" office:value-type="float" office:value="0.0149253731343284" calcext:value-type="float">
            <text:p>0,015</text:p>
          </table:table-cell>
          <table:table-cell table:formula="of:=2/['sample rate'.B19]" office:value-type="float" office:value="0.0298507462686567" calcext:value-type="float">
            <text:p>0,030</text:p>
          </table:table-cell>
          <table:table-cell table:formula="of:=5/['sample rate'.B19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ROUND(['sample rate'.$B$3]/(['sample rate'.A20]+1))" office:value-type="float" office:value="63" calcext:value-type="float">
            <text:p>63</text:p>
          </table:table-cell>
          <table:table-cell table:style-name="ce2" table:formula="of:=ROUND(['sample rate'.$C$3]/((8*['sample rate'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formula="of:=['sample rate'.$B$3]/(['sample rate'.E20]+1)" office:value-type="float" office:value="0.908265213442325" calcext:value-type="float">
            <text:p>0,9</text:p>
          </table:table-cell>
          <table:table-cell table:formula="of:=['sample rate'.$C$3]/(['sample rate'.E20]+1)" office:value-type="float" office:value="7.2661217075386" calcext:value-type="float">
            <text:p>7,3</text:p>
          </table:table-cell>
          <table:table-cell table:formula="of:=1/['sample rate'.B20]" office:value-type="float" office:value="0.0158730158730159" calcext:value-type="float">
            <text:p>0,016</text:p>
          </table:table-cell>
          <table:table-cell table:formula="of:=2/['sample rate'.B20]" office:value-type="float" office:value="0.0317460317460317" calcext:value-type="float">
            <text:p>0,032</text:p>
          </table:table-cell>
          <table:table-cell table:formula="of:=5/['sample rate'.B20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ROUND(['sample rate'.$B$3]/(['sample rate'.A21]+1))" office:value-type="float" office:value="59" calcext:value-type="float">
            <text:p>59</text:p>
          </table:table-cell>
          <table:table-cell table:style-name="ce2" table:formula="of:=ROUND(['sample rate'.$C$3]/((8*['sample rate'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'sample rate'.B21]" office:value-type="float" office:value="0.0169491525423729" calcext:value-type="float">
            <text:p>0,017</text:p>
          </table:table-cell>
          <table:table-cell table:formula="of:=2/['sample rate'.B21]" office:value-type="float" office:value="0.0338983050847458" calcext:value-type="float">
            <text:p>0,034</text:p>
          </table:table-cell>
          <table:table-cell table:formula="of:=5/['sample rate'.B21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ROUND(['sample rate'.$B$3]/(['sample rate'.A22]+1))" office:value-type="float" office:value="56" calcext:value-type="float">
            <text:p>56</text:p>
          </table:table-cell>
          <table:table-cell table:style-name="ce2" table:formula="of:=ROUND(['sample rate'.$C$3]/((8*['sample rate'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'sample rate'.B22]" office:value-type="float" office:value="0.0178571428571429" calcext:value-type="float">
            <text:p>0,018</text:p>
          </table:table-cell>
          <table:table-cell table:formula="of:=2/['sample rate'.B22]" office:value-type="float" office:value="0.0357142857142857" calcext:value-type="float">
            <text:p>0,036</text:p>
          </table:table-cell>
          <table:table-cell table:formula="of:=5/['sample rate'.B22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ROUND(['sample rate'.$B$3]/(['sample rate'.A23]+1))" office:value-type="float" office:value="53" calcext:value-type="float">
            <text:p>53</text:p>
          </table:table-cell>
          <table:table-cell table:style-name="ce2" table:formula="of:=ROUND(['sample rate'.$C$3]/((8*['sample rate'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'sample rate'.B23]" office:value-type="float" office:value="0.0188679245283019" calcext:value-type="float">
            <text:p>0,019</text:p>
          </table:table-cell>
          <table:table-cell table:formula="of:=2/['sample rate'.B23]" office:value-type="float" office:value="0.0377358490566038" calcext:value-type="float">
            <text:p>0,038</text:p>
          </table:table-cell>
          <table:table-cell table:formula="of:=5/['sample rate'.B23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'sample rate'.$B$3]/(['sample rate'.A24]+1))" office:value-type="float" office:value="50" calcext:value-type="float">
            <text:p>50</text:p>
          </table:table-cell>
          <table:table-cell table:formula="of:=ROUND(['sample rate'.$C$3]/((8*['sample rate'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'sample rate'.B24]" office:value-type="float" office:value="0.02" calcext:value-type="float">
            <text:p>0,020</text:p>
          </table:table-cell>
          <table:table-cell table:formula="of:=2/['sample rate'.B24]" office:value-type="float" office:value="0.04" calcext:value-type="float">
            <text:p>0,040</text:p>
          </table:table-cell>
          <table:table-cell table:formula="of:=5/['sample rate'.B24]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ROUND(['sample rate'.$B$3]/(['sample rate'.A25]+1))" office:value-type="float" office:value="48" calcext:value-type="float">
            <text:p>48</text:p>
          </table:table-cell>
          <table:table-cell table:style-name="ce2" table:formula="of:=ROUND(['sample rate'.$C$3]/((8*['sample rate'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'sample rate'.B25]" office:value-type="float" office:value="0.0208333333333333" calcext:value-type="float">
            <text:p>0,021</text:p>
          </table:table-cell>
          <table:table-cell table:formula="of:=2/['sample rate'.B25]" office:value-type="float" office:value="0.0416666666666667" calcext:value-type="float">
            <text:p>0,042</text:p>
          </table:table-cell>
          <table:table-cell table:formula="of:=5/['sample rate'.B25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" table:formula="of:=(1/[.B$4]) / ((1/[.B$4]) + 1/(2 * PI() * [.$A5]))" office:value-type="float" office:value="0.750991610387948" calcext:value-type="float">
            <text:p>0,7510</text:p>
          </table:table-cell>
          <table:table-cell table:style-name="ce7" table:formula="of:=(1/[.C$4]) / ((1/[.C$4]) + 1/(2 * PI() * [.$A5]))" office:value-type="float" office:value="0.644990328412363" calcext:value-type="float">
            <text:p>0,6450</text:p>
          </table:table-cell>
          <table:table-cell table:style-name="ce7" table:formula="of:=(1/[.D$4]) / ((1/[.D$4]) + 1/(2 * PI() * [.$A5]))" office:value-type="float" office:value="0.601270268986112" calcext:value-type="float">
            <text:p>0,6013</text:p>
          </table:table-cell>
          <table:table-cell table:style-name="ce7" table:formula="of:=(1/[.E$4]) / ((1/[.E$4]) + 1/(2 * PI() * [.$A5]))" office:value-type="float" office:value="0.546767185759805" calcext:value-type="float">
            <text:p>0,5468</text:p>
          </table:table-cell>
          <table:table-cell table:style-name="ce7" table:formula="of:=(1/[.F$4]) / ((1/[.F$4]) + 1/(2 * PI() * [.$A5]))" office:value-type="float" office:value="0.475254131022048" calcext:value-type="float">
            <text:p>0,4753</text:p>
          </table:table-cell>
          <table:table-cell table:style-name="ce7" table:formula="of:=(1/[.G$4]) / ((1/[.G$4]) + 1/(2 * PI() * [.$A5]))" office:value-type="float" office:value="0.376241976097736" calcext:value-type="float">
            <text:p>0,3762</text:p>
          </table:table-cell>
          <table:table-cell table:style-name="ce7" table:formula="of:=(1/[.H$4]) / ((1/[.H$4]) + 1/(2 * PI() * [.$A5]))" office:value-type="float" office:value="0.23171061855235" calcext:value-type="float">
            <text:p>0,23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1/[.B$4]) / ((1/[.B$4]) + 1/(2 * PI() * [.$A6]))" office:value-type="float" office:value="0.758546992994776" calcext:value-type="float">
            <text:p>0,7585</text:p>
          </table:table-cell>
          <table:table-cell table:style-name="ce7" table:formula="of:=(1/[.C$4]) / ((1/[.C$4]) + 1/(2 * PI() * [.$A6]))" office:value-type="float" office:value="0.654281377084551" calcext:value-type="float">
            <text:p>0,6543</text:p>
          </table:table-cell>
          <table:table-cell table:style-name="ce7" table:formula="of:=(1/[.D$4]) / ((1/[.D$4]) + 1/(2 * PI() * [.$A6]))" office:value-type="float" office:value="0.611015470351657" calcext:value-type="float">
            <text:p>0,6110</text:p>
          </table:table-cell>
          <table:table-cell table:style-name="ce7" table:formula="of:=(1/[.E$4]) / ((1/[.E$4]) + 1/(2 * PI() * [.$A6]))" office:value-type="float" office:value="0.556862724144178" calcext:value-type="float">
            <text:p>0,5569</text:p>
          </table:table-cell>
          <table:table-cell table:style-name="ce7" table:formula="of:=(1/[.F$4]) / ((1/[.F$4]) + 1/(2 * PI() * [.$A6]))" office:value-type="float" office:value="0.485443510083588" calcext:value-type="float">
            <text:p>0,4854</text:p>
          </table:table-cell>
          <table:table-cell table:style-name="ce7" table:formula="of:=(1/[.G$4]) / ((1/[.G$4]) + 1/(2 * PI() * [.$A6]))" office:value-type="float" office:value="0.385869545095037" calcext:value-type="float">
            <text:p>0,3859</text:p>
          </table:table-cell>
          <table:table-cell table:style-name="ce7" table:formula="of:=(1/[.H$4]) / ((1/[.H$4]) + 1/(2 * PI() * [.$A6]))" office:value-type="float" office:value="0.239057223610688" calcext:value-type="float">
            <text:p>0,239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1/[.B$4]) / ((1/[.B$4]) + 1/(2 * PI() * [.$A7]))" office:value-type="float" office:value="0.862697438301587" calcext:value-type="float">
            <text:p>0,8627</text:p>
          </table:table-cell>
          <table:table-cell table:style-name="ce7" table:formula="of:=(1/[.C$4]) / ((1/[.C$4]) + 1/(2 * PI() * [.$A7]))" office:value-type="float" office:value="0.791015828561927" calcext:value-type="float">
            <text:p>0,7910</text:p>
          </table:table-cell>
          <table:table-cell table:style-name="ce7" table:formula="of:=(1/[.D$4]) / ((1/[.D$4]) + 1/(2 * PI() * [.$A7]))" office:value-type="float" office:value="0.758546992994776" calcext:value-type="float">
            <text:p>0,7585</text:p>
          </table:table-cell>
          <table:table-cell table:style-name="ce7" table:formula="of:=(1/[.E$4]) / ((1/[.E$4]) + 1/(2 * PI() * [.$A7]))" office:value-type="float" office:value="0.715365222004773" calcext:value-type="float">
            <text:p>0,7154</text:p>
          </table:table-cell>
          <table:table-cell table:style-name="ce7" table:formula="of:=(1/[.F$4]) / ((1/[.F$4]) + 1/(2 * PI() * [.$A7]))" office:value-type="float" office:value="0.65360076877817" calcext:value-type="float">
            <text:p>0,6536</text:p>
          </table:table-cell>
          <table:table-cell table:style-name="ce7" table:formula="of:=(1/[.G$4]) / ((1/[.G$4]) + 1/(2 * PI() * [.$A7]))" office:value-type="float" office:value="0.556862724144178" calcext:value-type="float">
            <text:p>0,5569</text:p>
          </table:table-cell>
          <table:table-cell table:style-name="ce7" table:formula="of:=(1/[.H$4]) / ((1/[.H$4]) + 1/(2 * PI() * [.$A7]))" office:value-type="float" office:value="0.385869545095037" calcext:value-type="float">
            <text:p>0,385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1/[.B$4]) / ((1/[.B$4]) + 1/(2 * PI() * [.$A8]))" office:value-type="float" office:value="0.904074695522225" calcext:value-type="float">
            <text:p>0,9041</text:p>
          </table:table-cell>
          <table:table-cell table:style-name="ce7" table:formula="of:=(1/[.C$4]) / ((1/[.C$4]) + 1/(2 * PI() * [.$A8]))" office:value-type="float" office:value="0.850245083313804" calcext:value-type="float">
            <text:p>0,8502</text:p>
          </table:table-cell>
          <table:table-cell table:style-name="ce7" table:formula="of:=(1/[.D$4]) / ((1/[.D$4]) + 1/(2 * PI() * [.$A8]))" office:value-type="float" office:value="0.824941893236994" calcext:value-type="float">
            <text:p>0,8249</text:p>
          </table:table-cell>
          <table:table-cell table:style-name="ce7" table:formula="of:=(1/[.E$4]) / ((1/[.E$4]) + 1/(2 * PI() * [.$A8]))" office:value-type="float" office:value="0.790352490568411" calcext:value-type="float">
            <text:p>0,7904</text:p>
          </table:table-cell>
          <table:table-cell table:style-name="ce7" table:formula="of:=(1/[.F$4]) / ((1/[.F$4]) + 1/(2 * PI() * [.$A8]))" office:value-type="float" office:value="0.738921366546538" calcext:value-type="float">
            <text:p>0,7389</text:p>
          </table:table-cell>
          <table:table-cell table:style-name="ce7" table:formula="of:=(1/[.G$4]) / ((1/[.G$4]) + 1/(2 * PI() * [.$A8]))" office:value-type="float" office:value="0.653374213897895" calcext:value-type="float">
            <text:p>0,6534</text:p>
          </table:table-cell>
          <table:table-cell table:style-name="ce7" table:formula="of:=(1/[.H$4]) / ((1/[.H$4]) + 1/(2 * PI() * [.$A8]))" office:value-type="float" office:value="0.485193600658078" calcext:value-type="float">
            <text:p>0,485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1/[.B$4]) / ((1/[.B$4]) + 1/(2 * PI() * [.$A9]))" office:value-type="float" office:value="0.926288317750839" calcext:value-type="float">
            <text:p>0,9263</text:p>
          </table:table-cell>
          <table:table-cell table:style-name="ce7" table:formula="of:=(1/[.C$4]) / ((1/[.C$4]) + 1/(2 * PI() * [.$A9]))" office:value-type="float" office:value="0.883315285043643" calcext:value-type="float">
            <text:p>0,8833</text:p>
          </table:table-cell>
          <table:table-cell table:style-name="ce7" table:formula="of:=(1/[.D$4]) / ((1/[.D$4]) + 1/(2 * PI() * [.$A9]))" office:value-type="float" office:value="0.862697438301587" calcext:value-type="float">
            <text:p>0,8627</text:p>
          </table:table-cell>
          <table:table-cell table:style-name="ce7" table:formula="of:=(1/[.E$4]) / ((1/[.E$4]) + 1/(2 * PI() * [.$A9]))" office:value-type="float" office:value="0.834067535971978" calcext:value-type="float">
            <text:p>0,8341</text:p>
          </table:table-cell>
          <table:table-cell table:style-name="ce7" table:formula="of:=(1/[.F$4]) / ((1/[.F$4]) + 1/(2 * PI() * [.$A9]))" office:value-type="float" office:value="0.790518220744551" calcext:value-type="float">
            <text:p>0,7905</text:p>
          </table:table-cell>
          <table:table-cell table:style-name="ce7" table:formula="of:=(1/[.G$4]) / ((1/[.G$4]) + 1/(2 * PI() * [.$A9]))" office:value-type="float" office:value="0.715365222004773" calcext:value-type="float">
            <text:p>0,7154</text:p>
          </table:table-cell>
          <table:table-cell table:style-name="ce7" table:formula="of:=(1/[.H$4]) / ((1/[.H$4]) + 1/(2 * PI() * [.$A9]))" office:value-type="float" office:value="0.556862724144178" calcext:value-type="float">
            <text:p>0,556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1/[.B$4]) / ((1/[.B$4]) + 1/(2 * PI() * [.$A10]))" office:value-type="float" office:value="0.940148300306698" calcext:value-type="float">
            <text:p>0,9401</text:p>
          </table:table-cell>
          <table:table-cell table:style-name="ce7" table:formula="of:=(1/[.C$4]) / ((1/[.C$4]) + 1/(2 * PI() * [.$A10]))" office:value-type="float" office:value="0.904421723238937" calcext:value-type="float">
            <text:p>0,9044</text:p>
          </table:table-cell>
          <table:table-cell table:style-name="ce7" table:formula="of:=(1/[.D$4]) / ((1/[.D$4]) + 1/(2 * PI() * [.$A10]))" office:value-type="float" office:value="0.887056463256847" calcext:value-type="float">
            <text:p>0,8871</text:p>
          </table:table-cell>
          <table:table-cell table:style-name="ce7" table:formula="of:=(1/[.E$4]) / ((1/[.E$4]) + 1/(2 * PI() * [.$A10]))" office:value-type="float" office:value="0.862697438301587" calcext:value-type="float">
            <text:p>0,8627</text:p>
          </table:table-cell>
          <table:table-cell table:style-name="ce7" table:formula="of:=(1/[.F$4]) / ((1/[.F$4]) + 1/(2 * PI() * [.$A10]))" office:value-type="float" office:value="0.825086331288066" calcext:value-type="float">
            <text:p>0,8251</text:p>
          </table:table-cell>
          <table:table-cell table:style-name="ce7" table:formula="of:=(1/[.G$4]) / ((1/[.G$4]) + 1/(2 * PI() * [.$A10]))" office:value-type="float" office:value="0.758546992994776" calcext:value-type="float">
            <text:p>0,7585</text:p>
          </table:table-cell>
          <table:table-cell table:style-name="ce7" table:formula="of:=(1/[.H$4]) / ((1/[.H$4]) + 1/(2 * PI() * [.$A10]))" office:value-type="float" office:value="0.611015470351657" calcext:value-type="float">
            <text:p>0,611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7" table:formula="of:=(1/[.B$4]) / ((1/[.B$4]) + 1/(2 * PI() * [.$A11]))" office:value-type="float" office:value="0.954385819578748" calcext:value-type="float">
            <text:p>0,9544</text:p>
          </table:table-cell>
          <table:table-cell table:style-name="ce7" table:formula="of:=(1/[.C$4]) / ((1/[.C$4]) + 1/(2 * PI() * [.$A11]))" office:value-type="float" office:value="0.926493402998069" calcext:value-type="float">
            <text:p>0,9265</text:p>
          </table:table-cell>
          <table:table-cell table:style-name="ce7" table:formula="of:=(1/[.D$4]) / ((1/[.D$4]) + 1/(2 * PI() * [.$A11]))" office:value-type="float" office:value="0.912751411992376" calcext:value-type="float">
            <text:p>0,9128</text:p>
          </table:table-cell>
          <table:table-cell table:style-name="ce7" table:formula="of:=(1/[.E$4]) / ((1/[.E$4]) + 1/(2 * PI() * [.$A11]))" office:value-type="float" office:value="0.893267333599895" calcext:value-type="float">
            <text:p>0,8933</text:p>
          </table:table-cell>
          <table:table-cell table:style-name="ce7" table:formula="of:=(1/[.F$4]) / ((1/[.F$4]) + 1/(2 * PI() * [.$A11]))" office:value-type="float" office:value="0.862697438301587" calcext:value-type="float">
            <text:p>0,8627</text:p>
          </table:table-cell>
          <table:table-cell table:style-name="ce7" table:formula="of:=(1/[.G$4]) / ((1/[.G$4]) + 1/(2 * PI() * [.$A11]))" office:value-type="float" office:value="0.807121142005725" calcext:value-type="float">
            <text:p>0,8071</text:p>
          </table:table-cell>
          <table:table-cell table:style-name="ce7" table:formula="of:=(1/[.H$4]) / ((1/[.H$4]) + 1/(2 * PI() * [.$A11]))" office:value-type="float" office:value="0.676616184951783" calcext:value-type="float">
            <text:p>0,6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2 * PI() * [.$A14]) * 1000" office:value-type="float" office:value="3.18309886183791" calcext:value-type="float">
            <text:p>3,183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2 * PI() * [.$A15]) * 1000" office:value-type="float" office:value="1.59154943091895" calcext:value-type="float">
            <text:p>1,5915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2 * PI() * [.$A16]) * 1000" office:value-type="float" office:value="1.06103295394597" calcext:value-type="float">
            <text:p>1,0610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2 * PI() * [.$A17]) * 1000" office:value-type="float" office:value="0.79577471545947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2 * PI() * [.$A18]) * 1000" office:value-type="float" office:value="0.636619772367581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2 * PI() * [.$A19]) * 1000" office:value-type="float" office:value="0.530516476972985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cutoff</text:p>
          </table:table-cell>
          <table:table-cell table:number-columns-repeated="5"/>
        </table:table-row>
        <table:table-row table:style-name="ro1">
          <table:table-cell table:formula="of:=([.B24] * [.C24]) / (([.B24] - [.C24]) * ([.B24] + [.C24]))" office:value-type="float" office:value="0.99626843379174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4]+[.B24]-[.C24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5]+[.B25]-[.C2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6]+[.B26]-[.C26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</text:p>
          </table:table-cell>
          <table:table-cell office:value-type="float" office:value="200" calcext:value-type="float">
            <text:p>200</text:p>
          </table:table-cell>
          <table:table-cell table:formula="of:=[.B27]-50" office:value-type="float" office:value="150" calcext:value-type="float">
            <text:p>150</text:p>
          </table:table-cell>
          <table:table-cell table:formula="of:=[.B27]+[.B27]-[.C27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8]+[.B28]-[.C28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9]+[.B29]-[.C29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30]+[.B30]-[.C30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71428571428571" calcext:value-type="float">
            <text:p>1,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1]+[.B31]-[.C31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2]+[.B32]-[.C3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22222222222222" calcext:value-type="float">
            <text:p>2,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3]+[.B33]-[.C3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4] * [.C34]) / (([.B34] - [.C34]) * ([.B34] + [.C34]))" office:value-type="float" office:value="2.05333333333333" calcext:value-type="float">
            <text:p>2,05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4]+[.B34]-[.C34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.127cm" svg:height="23.872cm" svg:x="9.157cm" svg:y="0.542c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calibration.B2]-[calibration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calibration.B3]*[calibration.$C$1]+(1-[calibration.$C$1])*[calibration.C2]" office:value-type="float" office:value="7.65" calcext:value-type="float">
            <text:p>7,65</text:p>
          </table:table-cell>
          <table:table-cell table:formula="of:=[calibration.B3]-[calibration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calibration.B4]*[calibration.$C$1]+(1-[calibration.$C$1])*[calibration.C3]" office:value-type="float" office:value="14.3025" calcext:value-type="float">
            <text:p>14,30</text:p>
          </table:table-cell>
          <table:table-cell table:formula="of:=[calibration.B4]-[calibration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calibration.B5]*[calibration.$C$1]+(1-[calibration.$C$1])*[calibration.C4]" office:value-type="float" office:value="19.807125" calcext:value-type="float">
            <text:p>19,81</text:p>
          </table:table-cell>
          <table:table-cell table:formula="of:=[calibration.B5]-[calibration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calibration.B6]*[calibration.$C$1]+(1-[calibration.$C$1])*[calibration.C5]" office:value-type="float" office:value="24.33605625" calcext:value-type="float">
            <text:p>24,34</text:p>
          </table:table-cell>
          <table:table-cell table:formula="of:=[calibration.B6]-[calibration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calibration.B7]*[calibration.$C$1]+(1-[calibration.$C$1])*[calibration.C6]" office:value-type="float" office:value="28.0356478125" calcext:value-type="float">
            <text:p>28,04</text:p>
          </table:table-cell>
          <table:table-cell table:formula="of:=[calibration.B7]-[calibration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calibration.B8]*[calibration.$C$1]+(1-[calibration.$C$1])*[calibration.C7]" office:value-type="float" office:value="31.180300640625" calcext:value-type="float">
            <text:p>31,18</text:p>
          </table:table-cell>
          <table:table-cell table:formula="of:=[calibration.B8]-[calibration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calibration.B9]*[calibration.$C$1]+(1-[calibration.$C$1])*[calibration.C8]" office:value-type="float" office:value="33.8532555445312" calcext:value-type="float">
            <text:p>33,85</text:p>
          </table:table-cell>
          <table:table-cell table:formula="of:=[calibration.B9]-[calibration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calibration.B10]*[calibration.$C$1]+(1-[calibration.$C$1])*[calibration.C9]" office:value-type="float" office:value="36.2752672128516" calcext:value-type="float">
            <text:p>36,28</text:p>
          </table:table-cell>
          <table:table-cell table:formula="of:=[calibration.B10]-[calibration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calibration.B11]*[calibration.$C$1]+(1-[calibration.$C$1])*[calibration.C10]" office:value-type="float" office:value="38.4839771309238" calcext:value-type="float">
            <text:p>38,48</text:p>
          </table:table-cell>
          <table:table-cell table:formula="of:=[calibration.B11]-[calibration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calibration.B12]*[calibration.$C$1]+(1-[calibration.$C$1])*[calibration.C11]" office:value-type="float" office:value="40.3613805612853" calcext:value-type="float">
            <text:p>40,36</text:p>
          </table:table-cell>
          <table:table-cell table:formula="of:=[calibration.B12]-[calibration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calibration.B13]*[calibration.$C$1]+(1-[calibration.$C$1])*[calibration.C12]" office:value-type="float" office:value="42.1071734770925" calcext:value-type="float">
            <text:p>42,11</text:p>
          </table:table-cell>
          <table:table-cell table:formula="of:=[calibration.B13]-[calibration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calibration.B14]*[calibration.$C$1]+(1-[calibration.$C$1])*[calibration.C13]" office:value-type="float" office:value="43.5910974555286" calcext:value-type="float">
            <text:p>43,59</text:p>
          </table:table-cell>
          <table:table-cell table:formula="of:=[calibration.B14]-[calibration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calibration.B15]*[calibration.$C$1]+(1-[calibration.$C$1])*[calibration.C14]" office:value-type="float" office:value="44.7024328371993" calcext:value-type="float">
            <text:p>44,70</text:p>
          </table:table-cell>
          <table:table-cell table:formula="of:=[calibration.B15]-[calibration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calibration.B16]*[calibration.$C$1]+(1-[calibration.$C$1])*[calibration.C15]" office:value-type="float" office:value="45.7970679116194" calcext:value-type="float">
            <text:p>45,80</text:p>
          </table:table-cell>
          <table:table-cell table:formula="of:=[calibration.B16]-[calibration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calibration.B17]*[calibration.$C$1]+(1-[calibration.$C$1])*[calibration.C16]" office:value-type="float" office:value="46.5775077248765" calcext:value-type="float">
            <text:p>46,58</text:p>
          </table:table-cell>
          <table:table-cell table:formula="of:=[calibration.B17]-[calibration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calibration.B18]*[calibration.$C$1]+(1-[calibration.$C$1])*[calibration.C17]" office:value-type="float" office:value="47.240881566145" calcext:value-type="float">
            <text:p>47,24</text:p>
          </table:table-cell>
          <table:table-cell table:formula="of:=[calibration.B18]-[calibration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calibration.B19]*[calibration.$C$1]+(1-[calibration.$C$1])*[calibration.C18]" office:value-type="float" office:value="47.6547493312233" calcext:value-type="float">
            <text:p>47,65</text:p>
          </table:table-cell>
          <table:table-cell table:formula="of:=[calibration.B19]-[calibration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calibration.B20]*[calibration.$C$1]+(1-[calibration.$C$1])*[calibration.C19]" office:value-type="float" office:value="47.8565369315398" calcext:value-type="float">
            <text:p>47,86</text:p>
          </table:table-cell>
          <table:table-cell table:formula="of:=[calibration.B20]-[calibration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calibration.B21]*[calibration.$C$1]+(1-[calibration.$C$1])*[calibration.C20]" office:value-type="float" office:value="48.1780563918088" calcext:value-type="float">
            <text:p>48,18</text:p>
          </table:table-cell>
          <table:table-cell table:formula="of:=[calibration.B21]-[calibration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calibration.B22]*[calibration.$C$1]+(1-[calibration.$C$1])*[calibration.C21]" office:value-type="float" office:value="48.3013479330375" calcext:value-type="float">
            <text:p>48,30</text:p>
          </table:table-cell>
          <table:table-cell table:formula="of:=[calibration.B22]-[calibration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calibration.B23]*[calibration.$C$1]+(1-[calibration.$C$1])*[calibration.C22]" office:value-type="float" office:value="48.4061457430819" calcext:value-type="float">
            <text:p>48,41</text:p>
          </table:table-cell>
          <table:table-cell table:formula="of:=[calibration.B23]-[calibration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calibration.B24]*[calibration.$C$1]+(1-[calibration.$C$1])*[calibration.C23]" office:value-type="float" office:value="48.6452238816196" calcext:value-type="float">
            <text:p>48,65</text:p>
          </table:table-cell>
          <table:table-cell table:formula="of:=[calibration.B24]-[calibration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calibration.B25]*[calibration.$C$1]+(1-[calibration.$C$1])*[calibration.C24]" office:value-type="float" office:value="48.8484402993766" calcext:value-type="float">
            <text:p>48,85</text:p>
          </table:table-cell>
          <table:table-cell table:formula="of:=[calibration.B25]-[calibration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calibration.B26]*[calibration.$C$1]+(1-[calibration.$C$1])*[calibration.C25]" office:value-type="float" office:value="49.1711742544702" calcext:value-type="float">
            <text:p>49,17</text:p>
          </table:table-cell>
          <table:table-cell table:formula="of:=[calibration.B26]-[calibration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calibration.B27]*[calibration.$C$1]+(1-[calibration.$C$1])*[calibration.C26]" office:value-type="float" office:value="49.2954981162996" calcext:value-type="float">
            <text:p>49,30</text:p>
          </table:table-cell>
          <table:table-cell table:formula="of:=[calibration.B27]-[calibration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calibration.B28]*[calibration.$C$1]+(1-[calibration.$C$1])*[calibration.C27]" office:value-type="float" office:value="49.2511733988547" calcext:value-type="float">
            <text:p>49,25</text:p>
          </table:table-cell>
          <table:table-cell table:formula="of:=[calibration.B28]-[calibration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calibration.B29]*[calibration.$C$1]+(1-[calibration.$C$1])*[calibration.C28]" office:value-type="float" office:value="49.3634973890265" calcext:value-type="float">
            <text:p>49,36</text:p>
          </table:table-cell>
          <table:table-cell table:formula="of:=[calibration.B29]-[calibration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calibration.B30]*[calibration.$C$1]+(1-[calibration.$C$1])*[calibration.C29]" office:value-type="float" office:value="49.6089727806725" calcext:value-type="float">
            <text:p>49,61</text:p>
          </table:table-cell>
          <table:table-cell table:formula="of:=[calibration.B30]-[calibration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calibration.B31]*[calibration.$C$1]+(1-[calibration.$C$1])*[calibration.C30]" office:value-type="float" office:value="49.6676268635716" calcext:value-type="float">
            <text:p>49,67</text:p>
          </table:table-cell>
          <table:table-cell table:formula="of:=[calibration.B31]-[calibration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calibration.B32]*[calibration.$C$1]+(1-[calibration.$C$1])*[calibration.C31]" office:value-type="float" office:value="49.7174828340359" calcext:value-type="float">
            <text:p>49,72</text:p>
          </table:table-cell>
          <table:table-cell table:formula="of:=[calibration.B32]-[calibration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calibration.B33]*[calibration.$C$1]+(1-[calibration.$C$1])*[calibration.C32]" office:value-type="float" office:value="49.9098604089305" calcext:value-type="float">
            <text:p>49,91</text:p>
          </table:table-cell>
          <table:table-cell table:formula="of:=[calibration.B33]-[calibration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calibration.B34]*[calibration.$C$1]+(1-[calibration.$C$1])*[calibration.C33]" office:value-type="float" office:value="49.9233813475909" calcext:value-type="float">
            <text:p>49,92</text:p>
          </table:table-cell>
          <table:table-cell table:formula="of:=[calibration.B34]-[calibration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calibration.B35]*[calibration.$C$1]+(1-[calibration.$C$1])*[calibration.C34]" office:value-type="float" office:value="50.0848741454523" calcext:value-type="float">
            <text:p>50,08</text:p>
          </table:table-cell>
          <table:table-cell table:formula="of:=[calibration.B35]-[calibration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calibration.B36]*[calibration.$C$1]+(1-[calibration.$C$1])*[calibration.C35]" office:value-type="float" office:value="50.0721430236344" calcext:value-type="float">
            <text:p>50,07</text:p>
          </table:table-cell>
          <table:table-cell table:formula="of:=[calibration.B36]-[calibration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calibration.B37]*[calibration.$C$1]+(1-[calibration.$C$1])*[calibration.C36]" office:value-type="float" office:value="49.9113215700893" calcext:value-type="float">
            <text:p>49,91</text:p>
          </table:table-cell>
          <table:table-cell table:formula="of:=[calibration.B37]-[calibration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calibration.B38]*[calibration.$C$1]+(1-[calibration.$C$1])*[calibration.C37]" office:value-type="float" office:value="49.7746233345759" calcext:value-type="float">
            <text:p>49,77</text:p>
          </table:table-cell>
          <table:table-cell table:formula="of:=[calibration.B38]-[calibration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calibration.B39]*[calibration.$C$1]+(1-[calibration.$C$1])*[calibration.C38]" office:value-type="float" office:value="49.6584298343895" calcext:value-type="float">
            <text:p>49,66</text:p>
          </table:table-cell>
          <table:table-cell table:formula="of:=[calibration.B39]-[calibration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calibration.B40]*[calibration.$C$1]+(1-[calibration.$C$1])*[calibration.C39]" office:value-type="float" office:value="49.7096653592311" calcext:value-type="float">
            <text:p>49,71</text:p>
          </table:table-cell>
          <table:table-cell table:formula="of:=[calibration.B40]-[calibration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calibration.B41]*[calibration.$C$1]+(1-[calibration.$C$1])*[calibration.C40]" office:value-type="float" office:value="49.9032155553464" calcext:value-type="float">
            <text:p>49,90</text:p>
          </table:table-cell>
          <table:table-cell table:formula="of:=[calibration.B41]-[calibration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calibration.B42]*[calibration.$C$1]+(1-[calibration.$C$1])*[calibration.C41]" office:value-type="float" office:value="50.0677332220444" calcext:value-type="float">
            <text:p>50,07</text:p>
          </table:table-cell>
          <table:table-cell table:formula="of:=[calibration.B42]-[calibration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calibration.B43]*[calibration.$C$1]+(1-[calibration.$C$1])*[calibration.C42]" office:value-type="float" office:value="50.3575732387378" calcext:value-type="float">
            <text:p>50,36</text:p>
          </table:table-cell>
          <table:table-cell table:formula="of:=[calibration.B43]-[calibration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calibration.B44]*[calibration.$C$1]+(1-[calibration.$C$1])*[calibration.C43]" office:value-type="float" office:value="50.6039372529271" calcext:value-type="float">
            <text:p>50,60</text:p>
          </table:table-cell>
          <table:table-cell table:formula="of:=[calibration.B44]-[calibration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calibration.B45]*[calibration.$C$1]+(1-[calibration.$C$1])*[calibration.C44]" office:value-type="float" office:value="50.963346664988" calcext:value-type="float">
            <text:p>50,96</text:p>
          </table:table-cell>
          <table:table-cell table:formula="of:=[calibration.B45]-[calibration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calibration.B46]*[calibration.$C$1]+(1-[calibration.$C$1])*[calibration.C45]" office:value-type="float" office:value="51.1188446652398" calcext:value-type="float">
            <text:p>51,12</text:p>
          </table:table-cell>
          <table:table-cell table:formula="of:=[calibration.B46]-[calibration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calibration.B47]*[calibration.$C$1]+(1-[calibration.$C$1])*[calibration.C46]" office:value-type="float" office:value="51.1010179654538" calcext:value-type="float">
            <text:p>51,10</text:p>
          </table:table-cell>
          <table:table-cell table:formula="of:=[calibration.B47]-[calibration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calibration.B48]*[calibration.$C$1]+(1-[calibration.$C$1])*[calibration.C47]" office:value-type="float" office:value="51.0858652706358" calcext:value-type="float">
            <text:p>51,09</text:p>
          </table:table-cell>
          <table:table-cell table:formula="of:=[calibration.B48]-[calibration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calibration.B49]*[calibration.$C$1]+(1-[calibration.$C$1])*[calibration.C48]" office:value-type="float" office:value="50.9229854800404" calcext:value-type="float">
            <text:p>50,92</text:p>
          </table:table-cell>
          <table:table-cell table:formula="of:=[calibration.B49]-[calibration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calibration.B50]*[calibration.$C$1]+(1-[calibration.$C$1])*[calibration.C49]" office:value-type="float" office:value="50.6345376580343" calcext:value-type="float">
            <text:p>50,63</text:p>
          </table:table-cell>
          <table:table-cell table:formula="of:=[calibration.B50]-[calibration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calibration.B51]*[calibration.$C$1]+(1-[calibration.$C$1])*[calibration.C50]" office:value-type="float" office:value="50.5393570093292" calcext:value-type="float">
            <text:p>50,54</text:p>
          </table:table-cell>
          <table:table-cell table:formula="of:=[calibration.B51]-[calibration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calibration.B52]*[calibration.$C$1]+(1-[calibration.$C$1])*[calibration.C51]" office:value-type="float" office:value="50.3084534579298" calcext:value-type="float">
            <text:p>50,31</text:p>
          </table:table-cell>
          <table:table-cell table:formula="of:=[calibration.B52]-[calibration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calibration.B53]*[calibration.$C$1]+(1-[calibration.$C$1])*[calibration.C52]" office:value-type="float" office:value="50.1121854392403" calcext:value-type="float">
            <text:p>50,11</text:p>
          </table:table-cell>
          <table:table-cell table:formula="of:=[calibration.B53]-[calibration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calibration.B54]*[calibration.$C$1]+(1-[calibration.$C$1])*[calibration.C53]" office:value-type="float" office:value="50.0953576233543" calcext:value-type="float">
            <text:p>50,10</text:p>
          </table:table-cell>
          <table:table-cell table:formula="of:=[calibration.B54]-[calibration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calibration.B55]*[calibration.$C$1]+(1-[calibration.$C$1])*[calibration.C54]" office:value-type="float" office:value="50.0810539798511" calcext:value-type="float">
            <text:p>50,08</text:p>
          </table:table-cell>
          <table:table-cell table:formula="of:=[calibration.B55]-[calibration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calibration.B56]*[calibration.$C$1]+(1-[calibration.$C$1])*[calibration.C55]" office:value-type="float" office:value="50.2188958828735" calcext:value-type="float">
            <text:p>50,22</text:p>
          </table:table-cell>
          <table:table-cell table:formula="of:=[calibration.B56]-[calibration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calibration.B57]*[calibration.$C$1]+(1-[calibration.$C$1])*[calibration.C56]" office:value-type="float" office:value="50.1860615004425" calcext:value-type="float">
            <text:p>50,19</text:p>
          </table:table-cell>
          <table:table-cell table:formula="of:=[calibration.B57]-[calibration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calibration.B58]*[calibration.$C$1]+(1-[calibration.$C$1])*[calibration.C57]" office:value-type="float" office:value="50.0081522753761" calcext:value-type="float">
            <text:p>50,01</text:p>
          </table:table-cell>
          <table:table-cell table:formula="of:=[calibration.B58]-[calibration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calibration.B59]*[calibration.$C$1]+(1-[calibration.$C$1])*[calibration.C58]" office:value-type="float" office:value="50.0069294340697" calcext:value-type="float">
            <text:p>50,01</text:p>
          </table:table-cell>
          <table:table-cell table:formula="of:=[calibration.B59]-[calibration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calibration.B60]*[calibration.$C$1]+(1-[calibration.$C$1])*[calibration.C59]" office:value-type="float" office:value="50.1558900189592" calcext:value-type="float">
            <text:p>50,16</text:p>
          </table:table-cell>
          <table:table-cell table:formula="of:=[calibration.B60]-[calibration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calibration.B61]*[calibration.$C$1]+(1-[calibration.$C$1])*[calibration.C60]" office:value-type="float" office:value="50.1325065161153" calcext:value-type="float">
            <text:p>50,13</text:p>
          </table:table-cell>
          <table:table-cell table:formula="of:=[calibration.B61]-[calibration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calibration.B62]*[calibration.$C$1]+(1-[calibration.$C$1])*[calibration.C61]" office:value-type="float" office:value="50.112630538698" calcext:value-type="float">
            <text:p>50,11</text:p>
          </table:table-cell>
          <table:table-cell table:formula="of:=[calibration.B62]-[calibration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calibration.B63]*[calibration.$C$1]+(1-[calibration.$C$1])*[calibration.C62]" office:value-type="float" office:value="50.2457359578933" calcext:value-type="float">
            <text:p>50,25</text:p>
          </table:table-cell>
          <table:table-cell table:formula="of:=[calibration.B63]-[calibration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calibration.B64]*[calibration.$C$1]+(1-[calibration.$C$1])*[calibration.C63]" office:value-type="float" office:value="50.2088755642093" calcext:value-type="float">
            <text:p>50,21</text:p>
          </table:table-cell>
          <table:table-cell table:formula="of:=[calibration.B64]-[calibration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calibration.B65]*[calibration.$C$1]+(1-[calibration.$C$1])*[calibration.C64]" office:value-type="float" office:value="50.0275442295779" calcext:value-type="float">
            <text:p>50,03</text:p>
          </table:table-cell>
          <table:table-cell table:formula="of:=[calibration.B65]-[calibration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calibration.B66]*[calibration.$C$1]+(1-[calibration.$C$1])*[calibration.C65]" office:value-type="float" office:value="50.0234125951412" calcext:value-type="float">
            <text:p>50,02</text:p>
          </table:table-cell>
          <table:table-cell table:formula="of:=[calibration.B66]-[calibration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calibration.B67]*[calibration.$C$1]+(1-[calibration.$C$1])*[calibration.C66]" office:value-type="float" office:value="50.16990070587" calcext:value-type="float">
            <text:p>50,17</text:p>
          </table:table-cell>
          <table:table-cell table:formula="of:=[calibration.B67]-[calibration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calibration.B68]*[calibration.$C$1]+(1-[calibration.$C$1])*[calibration.C67]" office:value-type="float" office:value="50.1444155999895" calcext:value-type="float">
            <text:p>50,14</text:p>
          </table:table-cell>
          <table:table-cell table:formula="of:=[calibration.B68]-[calibration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calibration.B69]*[calibration.$C$1]+(1-[calibration.$C$1])*[calibration.C68]" office:value-type="float" office:value="50.1227532599911" calcext:value-type="float">
            <text:p>50,12</text:p>
          </table:table-cell>
          <table:table-cell table:formula="of:=[calibration.B69]-[calibration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calibration.B70]*[calibration.$C$1]+(1-[calibration.$C$1])*[calibration.C69]" office:value-type="float" office:value="50.2543402709924" calcext:value-type="float">
            <text:p>50,25</text:p>
          </table:table-cell>
          <table:table-cell table:formula="of:=[calibration.B70]-[calibration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calibration.B71]*[calibration.$C$1]+(1-[calibration.$C$1])*[calibration.C70]" office:value-type="float" office:value="50.2161892303436" calcext:value-type="float">
            <text:p>50,22</text:p>
          </table:table-cell>
          <table:table-cell table:formula="of:=[calibration.B71]-[calibration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airmode.$D$4]*[airmode.D6]+[airmode.$E$4]*[airmode.E6]+[airmode.$F$4]*[airmode.F6]" office:value-type="float" office:value="-0.4" calcext:value-type="float">
            <text:p>-0,4</text:p>
          </table:table-cell>
          <table:table-cell table:formula="of:=IF(AND([airmode.$I$4] &gt; 0;[airmode.$H$16] &gt; 2); [airmode.H6]/[airmode.$H$16]*2; [airmode.H6])" office:value-type="float" office:value="-0.4" calcext:value-type="float">
            <text:p>-0,4</text:p>
          </table:table-cell>
          <table:table-cell table:formula="of:=[airmode.$H$21]*[airmode.C6]+[airmode.I6]" office:value-type="float" office:value="-0.6" calcext:value-type="float">
            <text:p>-0,6</text:p>
          </table:table-cell>
          <table:table-cell table:formula="of:=([airmode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airmode.$D$4]*[airmode.D7]+[airmode.$E$4]*[airmode.E7]+[airmode.$F$4]*[airmode.F7]" office:value-type="float" office:value="-0.4" calcext:value-type="float">
            <text:p>-0,4</text:p>
          </table:table-cell>
          <table:table-cell table:formula="of:=IF(AND([airmode.$I$4] &gt; 0;[airmode.$H$16] &gt; 2); [airmode.H7]/[airmode.$H$16]*2; [airmode.H7])" office:value-type="float" office:value="-0.4" calcext:value-type="float">
            <text:p>-0,4</text:p>
          </table:table-cell>
          <table:table-cell table:formula="of:=[airmode.$H$21]*[airmode.C7]+[airmode.I7]" office:value-type="float" office:value="-0.6" calcext:value-type="float">
            <text:p>-0,6</text:p>
          </table:table-cell>
          <table:table-cell table:formula="of:=([airmode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airmode.$D$4]*[airmode.D8]+[airmode.$E$4]*[airmode.E8]+[airmode.$F$4]*[airmode.F8]" office:value-type="float" office:value="1.2" calcext:value-type="float">
            <text:p>1,2</text:p>
          </table:table-cell>
          <table:table-cell table:formula="of:=IF(AND([airmode.$I$4] &gt; 0;[airmode.$H$16] &gt; 2); [airmode.H8]/[airmode.$H$16]*2; [airmode.H8])" office:value-type="float" office:value="1.2" calcext:value-type="float">
            <text:p>1,2</text:p>
          </table:table-cell>
          <table:table-cell table:formula="of:=[airmode.$H$21]*[airmode.C8]+[airmode.I8]" office:value-type="float" office:value="1" calcext:value-type="float">
            <text:p>1</text:p>
          </table:table-cell>
          <table:table-cell table:formula="of:=([airmode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airmode.$D$4]*[airmode.D9]+[airmode.$E$4]*[airmode.E9]+[airmode.$F$4]*[airmode.F9]" office:value-type="float" office:value="-0.4" calcext:value-type="float">
            <text:p>-0,4</text:p>
          </table:table-cell>
          <table:table-cell table:formula="of:=IF(AND([airmode.$I$4] &gt; 0;[airmode.$H$16] &gt; 2); [airmode.H9]/[airmode.$H$16]*2; [airmode.H9])" office:value-type="float" office:value="-0.4" calcext:value-type="float">
            <text:p>-0,4</text:p>
          </table:table-cell>
          <table:table-cell table:formula="of:=[airmode.$H$21]*[airmode.C9]+[airmode.I9]" office:value-type="float" office:value="-0.6" calcext:value-type="float">
            <text:p>-0,6</text:p>
          </table:table-cell>
          <table:table-cell table:formula="of:=([airmode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airmode.H6:.H9])" office:value-type="float" office:value="-0.4" calcext:value-type="float">
            <text:p>-0,4</text:p>
          </table:table-cell>
          <table:table-cell table:formula="of:=MIN([airmode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airmode.H6:.H9])" office:value-type="float" office:value="1.2" calcext:value-type="float">
            <text:p>1,2</text:p>
          </table:table-cell>
          <table:table-cell table:formula="of:=MAX([airmode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airmode.H14]-[airmode.H13]" office:value-type="float" office:value="1.6" calcext:value-type="float">
            <text:p>1,6</text:p>
          </table:table-cell>
          <table:table-cell table:formula="of:=[airmode.I14]-[airmode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airmode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airmode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airmode.H16]&gt;2;0;MIN(MAX([airmode.H18];[airmode.C4]);[airmode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pwm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wm.A7]*[pwm.$B$3]" office:value-type="float" office:value="160" calcext:value-type="float">
            <text:p>160</text:p>
          </table:table-cell>
          <table:table-cell table:formula="of:=[pwm.B7]/8" office:value-type="float" office:value="20" calcext:value-type="float">
            <text:p>20</text:p>
          </table:table-cell>
          <table:table-cell table:style-name="ce3" table:formula="of:=[pwm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wm.A8]*[pwm.$B$3]" office:value-type="float" office:value="1600" calcext:value-type="float">
            <text:p>1600</text:p>
          </table:table-cell>
          <table:table-cell table:formula="of:=[pwm.B8]/8" office:value-type="float" office:value="200" calcext:value-type="float">
            <text:p>200</text:p>
          </table:table-cell>
          <table:table-cell table:style-name="ce3" table:formula="of:=[pwm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pwm.A9]*[pwm.$B$3]" office:value-type="float" office:value="3200" calcext:value-type="float">
            <text:p>3200</text:p>
          </table:table-cell>
          <table:table-cell table:formula="of:=[pwm.B9]/8" office:value-type="float" office:value="400" calcext:value-type="float">
            <text:p>400</text:p>
          </table:table-cell>
          <table:table-cell table:style-name="ce3" table:formula="of:=[pwm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pwm.A10]*[pwm.$B$3]" office:value-type="float" office:value="16000" calcext:value-type="float">
            <text:p>16000</text:p>
          </table:table-cell>
          <table:table-cell table:formula="of:=[pwm.B10]/8" office:value-type="float" office:value="2000" calcext:value-type="float">
            <text:p>2000</text:p>
          </table:table-cell>
          <table:table-cell table:style-name="ce3" table:formula="of:=[pwm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pwm.A11]*[pwm.$B$3]" office:value-type="float" office:value="160000" calcext:value-type="float">
            <text:p>160000</text:p>
          </table:table-cell>
          <table:table-cell table:formula="of:=[pwm.B11]/8" office:value-type="float" office:value="20000" calcext:value-type="float">
            <text:p>20000</text:p>
          </table:table-cell>
          <table:table-cell table:style-name="ce3" table:formula="of:=[pwm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pwm.A12]*[pwm.$B$3]" office:value-type="float" office:value="161600" calcext:value-type="float">
            <text:p>161600</text:p>
          </table:table-cell>
          <table:table-cell table:formula="of:=[pwm.B12]/8" office:value-type="float" office:value="20200" calcext:value-type="float">
            <text:p>20200</text:p>
          </table:table-cell>
          <table:table-cell table:style-name="ce3" table:formula="of:=[pwm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pwm.A13]*[pwm.$B$3]" office:value-type="float" office:value="168000" calcext:value-type="float">
            <text:p>168000</text:p>
          </table:table-cell>
          <table:table-cell table:formula="of:=[pwm.B13]/8" office:value-type="float" office:value="21000" calcext:value-type="float">
            <text:p>21000</text:p>
          </table:table-cell>
          <table:table-cell table:style-name="ce3" table:formula="of:=[pwm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pwm.A14]*[pwm.$B$3]" office:value-type="float" office:value="176000" calcext:value-type="float">
            <text:p>176000</text:p>
          </table:table-cell>
          <table:table-cell table:formula="of:=[pwm.B14]/8" office:value-type="float" office:value="22000" calcext:value-type="float">
            <text:p>22000</text:p>
          </table:table-cell>
          <table:table-cell table:style-name="ce3" table:formula="of:=[pwm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pwm.A15]*[pwm.$B$3]" office:value-type="float" office:value="240000" calcext:value-type="float">
            <text:p>240000</text:p>
          </table:table-cell>
          <table:table-cell table:formula="of:=[pwm.B15]/8" office:value-type="float" office:value="30000" calcext:value-type="float">
            <text:p>30000</text:p>
          </table:table-cell>
          <table:table-cell table:style-name="ce3" table:formula="of:=[pwm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pwm.A16]*[pwm.$B$3]" office:value-type="float" office:value="320000" calcext:value-type="float">
            <text:p>320000</text:p>
          </table:table-cell>
          <table:table-cell table:formula="of:=[pwm.B16]/8" office:value-type="float" office:value="40000" calcext:value-type="float">
            <text:p>40000</text:p>
          </table:table-cell>
          <table:table-cell table:style-name="ce3" table:formula="of:=[pwm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5]-1000) * (20 - 5) / (2000 - 1000) + 5" office:value-type="float" office:value="5" calcext:value-type="float">
            <text:p>5,00</text:p>
          </table:table-cell>
          <table:table-cell table:formula="of:=FLOOR([.B25]*[.$B$3])"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6]-1000) * (20 - 5) / (2000 - 1000) + 5" office:value-type="float" office:value="5.015" calcext:value-type="float">
            <text:p>5,02</text:p>
          </table:table-cell>
          <table:table-cell table:formula="of:=FLOOR([.B26]*[.$B$3])" office:value-type="float" office:value="802" calcext:value-type="float">
            <text:p>802</text:p>
          </table:table-cell>
          <table:table-cell table:formula="of:=[.C26]-[.C25]" office:value-type="float" office:value="2" calcext:value-type="float">
            <text:p>2</text:p>
          </table:table-cell>
          <table:table-cell table:formula="of:=[.C26]-[.$C$2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7]-1000) * (20 - 5) / (2000 - 1000) + 5" office:value-type="float" office:value="5.03" calcext:value-type="float">
            <text:p>5,03</text:p>
          </table:table-cell>
          <table:table-cell table:formula="of:=FLOOR([.B27]*[.$B$3])" office:value-type="float" office:value="804" calcext:value-type="float">
            <text:p>804</text:p>
          </table:table-cell>
          <table:table-cell table:formula="of:=[.C27]-[.C26]" office:value-type="float" office:value="2" calcext:value-type="float">
            <text:p>2</text:p>
          </table:table-cell>
          <table:table-cell table:formula="of:=[.C27]-[.$C$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8]-1000) * (20 - 5) / (2000 - 1000) + 5" office:value-type="float" office:value="5.075" calcext:value-type="float">
            <text:p>5,08</text:p>
          </table:table-cell>
          <table:table-cell table:formula="of:=FLOOR([.B28]*[.$B$3])" office:value-type="float" office:value="812" calcext:value-type="float">
            <text:p>812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C28]-[.$C$25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9]-1000) * (20 - 5) / (2000 - 1000) + 5" office:value-type="float" office:value="5.15" calcext:value-type="float">
            <text:p>5,15</text:p>
          </table:table-cell>
          <table:table-cell table:formula="of:=FLOOR([.B29]*[.$B$3])" office:value-type="float" office:value="824" calcext:value-type="float">
            <text:p>824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C29]-[.$C$25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30]-1000) * (20 - 5) / (2000 - 1000) + 5" office:value-type="float" office:value="5.3" calcext:value-type="float">
            <text:p>5,30</text:p>
          </table:table-cell>
          <table:table-cell table:formula="of:=FLOOR([.B30]*[.$B$3])" office:value-type="float" office:value="848" calcext:value-type="float">
            <text:p>848</text:p>
          </table:table-cell>
          <table:table-cell table:formula="of:=[.C30]-[.C29]" office:value-type="float" office:value="24" calcext:value-type="float">
            <text:p>24</text:p>
          </table:table-cell>
          <table:table-cell table:formula="of:=[.C30]-[.$C$2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31]-1000) * (20 - 5) / (2000 - 1000) + 5" office:value-type="float" office:value="5.75" calcext:value-type="float">
            <text:p>5,75</text:p>
          </table:table-cell>
          <table:table-cell table:formula="of:=FLOOR([.B31]*[.$B$3])" office:value-type="float" office:value="920" calcext:value-type="float">
            <text:p>920</text:p>
          </table:table-cell>
          <table:table-cell table:formula="of:=[.C31]-[.C30]" office:value-type="float" office:value="72" calcext:value-type="float">
            <text:p>72</text:p>
          </table:table-cell>
          <table:table-cell table:formula="of:=[.C31]-[.$C$25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32]-1000) * (20 - 5) / (2000 - 1000) + 5" office:value-type="float" office:value="6.5" calcext:value-type="float">
            <text:p>6,50</text:p>
          </table:table-cell>
          <table:table-cell table:formula="of:=FLOOR([.B32]*[.$B$3])" office:value-type="float" office:value="1040" calcext:value-type="float">
            <text:p>1040</text:p>
          </table:table-cell>
          <table:table-cell table:formula="of:=[.C32]-[.C31]" office:value-type="float" office:value="120" calcext:value-type="float">
            <text:p>120</text:p>
          </table:table-cell>
          <table:table-cell table:formula="of:=[.C32]-[.$C$25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33]-1000) * (20 - 5) / (2000 - 1000) + 5" office:value-type="float" office:value="8" calcext:value-type="float">
            <text:p>8,00</text:p>
          </table:table-cell>
          <table:table-cell table:formula="of:=FLOOR([.B33]*[.$B$3])" office:value-type="float" office:value="1280" calcext:value-type="float">
            <text:p>1280</text:p>
          </table:table-cell>
          <table:table-cell table:formula="of:=[.C33]-[.C32]" office:value-type="float" office:value="240" calcext:value-type="float">
            <text:p>240</text:p>
          </table:table-cell>
          <table:table-cell table:formula="of:=[.C33]-[.$C$25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34]-1000) * (20 - 5) / (2000 - 1000) + 5" office:value-type="float" office:value="9.5" calcext:value-type="float">
            <text:p>9,50</text:p>
          </table:table-cell>
          <table:table-cell table:formula="of:=FLOOR([.B34]*[.$B$3])" office:value-type="float" office:value="1520" calcext:value-type="float">
            <text:p>1520</text:p>
          </table:table-cell>
          <table:table-cell table:formula="of:=[.C34]-[.C33]" office:value-type="float" office:value="240" calcext:value-type="float">
            <text:p>240</text:p>
          </table:table-cell>
          <table:table-cell table:formula="of:=[.C34]-[.$C$25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5]-1000) * (20 - 5) / (2000 - 1000) + 5" office:value-type="float" office:value="11" calcext:value-type="float">
            <text:p>11,00</text:p>
          </table:table-cell>
          <table:table-cell table:formula="of:=FLOOR([.B35]*[.$B$3])" office:value-type="float" office:value="1760" calcext:value-type="float">
            <text:p>1760</text:p>
          </table:table-cell>
          <table:table-cell table:formula="of:=[.C35]-[.C34]" office:value-type="float" office:value="240" calcext:value-type="float">
            <text:p>240</text:p>
          </table:table-cell>
          <table:table-cell table:formula="of:=[.C35]-[.$C$25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6]-1000) * (20 - 5) / (2000 - 1000) + 5" office:value-type="float" office:value="12.5" calcext:value-type="float">
            <text:p>12,50</text:p>
          </table:table-cell>
          <table:table-cell table:formula="of:=FLOOR([.B36]*[.$B$3])" office:value-type="float" office:value="2000" calcext:value-type="float">
            <text:p>2000</text:p>
          </table:table-cell>
          <table:table-cell table:formula="of:=[.C36]-[.C35]" office:value-type="float" office:value="240" calcext:value-type="float">
            <text:p>240</text:p>
          </table:table-cell>
          <table:table-cell table:formula="of:=[.C36]-[.$C$25]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7]-1000) * (20 - 5) / (2000 - 1000) + 5" office:value-type="float" office:value="15.5" calcext:value-type="float">
            <text:p>15,50</text:p>
          </table:table-cell>
          <table:table-cell table:formula="of:=FLOOR([.B37]*[.$B$3])" office:value-type="float" office:value="2480" calcext:value-type="float">
            <text:p>2480</text:p>
          </table:table-cell>
          <table:table-cell table:formula="of:=[.C37]-[.C36]" office:value-type="float" office:value="480" calcext:value-type="float">
            <text:p>480</text:p>
          </table:table-cell>
          <table:table-cell table:formula="of:=[.C37]-[.$C$25]"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8]-1000) * (20 - 5) / (2000 - 1000) + 5" office:value-type="float" office:value="20" calcext:value-type="float">
            <text:p>20,00</text:p>
          </table:table-cell>
          <table:table-cell table:formula="of:=FLOOR([.B38]*[.$B$3])" office:value-type="float" office:value="3200" calcext:value-type="float">
            <text:p>3200</text:p>
          </table:table-cell>
          <table:table-cell table:formula="of:=[.C38]-[.C36]" office:value-type="float" office:value="1200" calcext:value-type="float">
            <text:p>1200</text:p>
          </table:table-cell>
          <table:table-cell table:formula="of:=[.C38]-[.$C$25]" office:value-type="float" office:value="2400" calcext:value-type="float">
            <text:p>24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reolution [ns]</text:p>
          </table:table-cell>
          <table:table-cell office:value-type="string" calcext:value-type="string">
            <text:p>min [us]</text:p>
          </table:table-cell>
          <table:table-cell office:value-type="string" calcext:value-type="string">
            <text:p>min [ticks]</text:p>
          </table:table-cell>
          <table:table-cell office:value-type="string" calcext:value-type="string">
            <text:p>max [us]</text:p>
          </table:table-cell>
          <table:table-cell office:value-type="string" calcext:value-type="string">
            <text:p>max [ticks]</text:p>
          </table:table-cell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6]/[.$B$44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6]*1000/[.C46]" office:value-type="float" office:value="3333.33333333333" calcext:value-type="float">
            <text:p>3333,33</text:p>
          </table:table-cell>
          <table:table-cell office:value-type="float" office:value="2000" calcext:value-type="float">
            <text:p>2000</text:p>
          </table:table-cell>
          <table:table-cell table:formula="of:=[.F46]*1000/[.C46]" office:value-type="float" office:value="6666.66666666667" calcext:value-type="float">
            <text:p>6666,67</text:p>
          </table:table-cell>
          <table:table-cell table:formula="of:=[.G46]-[.E46]" office:value-type="float" office:value="3333.33333333333" calcext:value-type="float">
            <text:p>3333,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7]/[.$B$44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1000/[.C47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8]/[.$B$44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8]*1000/[.C48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8]*1000/[.C48]" office:value-type="float" office:value="3360" calcext:value-type="float">
            <text:p>3360</text:p>
          </table:table-cell>
          <table:table-cell table:formula="of:=[.G48]-[.E48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9]/[.$B$44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9]*1000/[.C49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9]*1000/[.C49]" office:value-type="float" office:value="1000" calcext:value-type="float">
            <text:p>1000</text:p>
          </table:table-cell>
          <table:table-cell table:formula="of:=[.G49]-[.E4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ched 16k</text:p>
          </table:table-cell>
          <table:table-cell office:value-type="float" office:value="4" calcext:value-type="float">
            <text:p>4</text:p>
          </table:table-cell>
          <table:table-cell table:formula="of:=[.B50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50]*1000/[.C50]" office:value-type="float" office:value="1250" calcext:value-type="float">
            <text:p>1250</text:p>
          </table:table-cell>
          <table:table-cell table:formula="of:=[.G50]-[.E50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51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1]*1000/[.C51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51]*1000/[.C51]" office:value-type="float" office:value="2500" calcext:value-type="float">
            <text:p>2500</text:p>
          </table:table-cell>
          <table:table-cell table:formula="of:=[.G51]-[.E51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52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2]*1000/[.C52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52]*1000/[.C52]" office:value-type="float" office:value="5000" calcext:value-type="float">
            <text:p>5000</text:p>
          </table:table-cell>
          <table:table-cell table:formula="of:=[.G52]-[.E52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53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3]*1000/[.C5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53]*1000/[.C53]" office:value-type="float" office:value="10000" calcext:value-type="float">
            <text:p>10000</text:p>
          </table:table-cell>
          <table:table-cell table:formula="of:=[.G53]-[.E53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54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4]*1000/[.C54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54]*1000/[.C54]" office:value-type="float" office:value="20000" calcext:value-type="float">
            <text:p>20000</text:p>
          </table:table-cell>
          <table:table-cell table:formula="of:=[.G54]-[.E54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5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5]*1000/[.C55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5]*1000/[.C55]" office:value-type="float" office:value="40000" calcext:value-type="float">
            <text:p>40000</text:p>
          </table:table-cell>
          <table:table-cell table:formula="of:=[.G55]-[.E55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6]/[.$B$44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mt max</text:p>
          </table:table-cell>
          <table:table-cell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]/[.$B$44]*1000000000" office:value-type="float" office:value="12.5" calcext:value-type="float">
            <text:p>12,5</text:p>
          </table:table-cell>
          <table:table-cell table:formula="of:=[.B61]*[.$B$59]" office:value-type="float" office:value="409587.5" calcext:value-type="float">
            <text:p>409587,5</text:p>
          </table:table-cell>
          <table:table-cell table:formula="of:=1000000000/[.C61]/2" office:value-type="float" office:value="1220.74037903989" calcext:value-type="float">
            <text:p>1220,74</text:p>
          </table:table-cell>
          <table:table-cell table:formula="of:=[.D61]/[.$E$60]" office:value-type="float" office:value="24.4148075807978" calcext:value-type="float">
            <text:p>24,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]/[.$B$44]*1000000000" office:value-type="float" office:value="25" calcext:value-type="float">
            <text:p>25</text:p>
          </table:table-cell>
          <table:table-cell table:formula="of:=[.B62]*[.$B$59]" office:value-type="float" office:value="819175" calcext:value-type="float">
            <text:p>819175</text:p>
          </table:table-cell>
          <table:table-cell table:formula="of:=1000000000/[.C62]/2" office:value-type="float" office:value="610.370189519944" calcext:value-type="float">
            <text:p>610,37</text:p>
          </table:table-cell>
          <table:table-cell table:formula="of:=[.D62]/[.$E$60]" office:value-type="float" office:value="12.2074037903989" calcext:value-type="float">
            <text:p>12,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3]/[.$B$44]*1000000000" office:value-type="float" office:value="50" calcext:value-type="float">
            <text:p>50</text:p>
          </table:table-cell>
          <table:table-cell table:formula="of:=[.B63]*[.$B$59]" office:value-type="float" office:value="1638350" calcext:value-type="float">
            <text:p>1638350</text:p>
          </table:table-cell>
          <table:table-cell table:formula="of:=1000000000/[.C63]/2" office:value-type="float" office:value="305.185094759972" calcext:value-type="float">
            <text:p>305,19</text:p>
          </table:table-cell>
          <table:table-cell table:formula="of:=[.D63]/[.$E$60]" office:value-type="float" office:value="6.10370189519944" calcext:value-type="float">
            <text:p>6,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4]/[.$B$44]*1000000000" office:value-type="float" office:value="100" calcext:value-type="float">
            <text:p>100</text:p>
          </table:table-cell>
          <table:table-cell table:formula="of:=[.B64]*[.$B$59]" office:value-type="float" office:value="3276700" calcext:value-type="float">
            <text:p>3276700</text:p>
          </table:table-cell>
          <table:table-cell table:formula="of:=1000000000/[.C64]/2" office:value-type="float" office:value="152.592547379986" calcext:value-type="float">
            <text:p>152,59</text:p>
          </table:table-cell>
          <table:table-cell table:formula="of:=[.D64]/[.$E$60]" office:value-type="float" office:value="3.05185094759972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5]/[.$B$44]*1000000000" office:value-type="float" office:value="200" calcext:value-type="float">
            <text:p>200</text:p>
          </table:table-cell>
          <table:table-cell table:formula="of:=[.B65]*[.$B$59]" office:value-type="float" office:value="6553400" calcext:value-type="float">
            <text:p>6553400</text:p>
          </table:table-cell>
          <table:table-cell table:formula="of:=1000000000/[.C65]/2" office:value-type="float" office:value="76.296273689993" calcext:value-type="float">
            <text:p>76,3</text:p>
          </table:table-cell>
          <table:table-cell table:formula="of:=[.D65]/[.$E$60]" office:value-type="float" office:value="1.52592547379986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6]/[.$B$44]*1000000000" office:value-type="float" office:value="300" calcext:value-type="float">
            <text:p>300</text:p>
          </table:table-cell>
          <table:table-cell table:formula="of:=[.B66]*[.$B$59]" office:value-type="float" office:value="9830100" calcext:value-type="float">
            <text:p>9830100</text:p>
          </table:table-cell>
          <table:table-cell table:formula="of:=1000000000/[.C66]/2" office:value-type="float" office:value="50.8641824599953" calcext:value-type="float">
            <text:p>50,86</text:p>
          </table:table-cell>
          <table:table-cell table:formula="of:=[.D66]/[.$E$60]" office:value-type="float" office:value="1.01728364919991" calcext:value-type="float">
            <text:p>1,0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7]/[.$B$44]*1000000000" office:value-type="float" office:value="500" calcext:value-type="float">
            <text:p>500</text:p>
          </table:table-cell>
          <table:table-cell table:formula="of:=[.B67]*[.$B$59]" office:value-type="float" office:value="16383500" calcext:value-type="float">
            <text:p>16383500</text:p>
          </table:table-cell>
          <table:table-cell table:formula="of:=1000000000/[.C67]/2" office:value-type="float" office:value="30.5185094759972" calcext:value-type="float">
            <text:p>30,52</text:p>
          </table:table-cell>
          <table:table-cell table:formula="of:=[.D67]/[.$E$60]" office:value-type="float" office:value="0.610370189519944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8]/[.$B$44]*1000000000" office:value-type="float" office:value="600" calcext:value-type="float">
            <text:p>600</text:p>
          </table:table-cell>
          <table:table-cell table:formula="of:=[.B68]*[.$B$59]" office:value-type="float" office:value="19660200" calcext:value-type="float">
            <text:p>19660200</text:p>
          </table:table-cell>
          <table:table-cell table:formula="of:=1000000000/[.C68]/2" office:value-type="float" office:value="25.4320912299977" calcext:value-type="float">
            <text:p>25,43</text:p>
          </table:table-cell>
          <table:table-cell table:formula="of:=[.D68]/[.$E$60]" office:value-type="float" office:value="0.50864182459995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9]/[.$B$44]*1000000000" office:value-type="float" office:value="625" calcext:value-type="float">
            <text:p>625</text:p>
          </table:table-cell>
          <table:table-cell table:formula="of:=[.B69]*[.$B$59]" office:value-type="float" office:value="20479375" calcext:value-type="float">
            <text:p>20479375</text:p>
          </table:table-cell>
          <table:table-cell table:formula="of:=1000000000/[.C69]/2" office:value-type="float" office:value="24.4148075807978" calcext:value-type="float">
            <text:p>24,41</text:p>
          </table:table-cell>
          <table:table-cell table:formula="of:=[.D69]/[.$E$60]" office:value-type="float" office:value="0.488296151615955" calcext:value-type="float">
            <text:p>0,49</text:p>
          </table:table-cell>
          <table:table-cell table:number-columns-repeated="3"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ce33"/>
        <table:table-row table:style-name="ro1">
          <table:table-cell table:style-name="Default"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formula="of:=1000000/([.A3]*1000)" office:value-type="float" office:value="10" calcext:value-type="float">
            <text:p>10</text:p>
          </table:table-cell>
          <table:table-cell table:formula="of:=[.B3]*[.$B$1]/2" office:value-type="float" office:value="800" calcext:value-type="float">
            <text:p>800</text:p>
          </table:table-cell>
          <table:table-cell table:formula="of:=[.C3]-20" office:value-type="float" office:value="780" calcext:value-type="float">
            <text:p>7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formula="of:=1000000/([.A4]*1000)" office:value-type="float" office:value="5" calcext:value-type="float">
            <text:p>5</text:p>
          </table:table-cell>
          <table:table-cell table:formula="of:=[.B4]*[.$B$1]/2" office:value-type="float" office:value="400" calcext:value-type="float">
            <text:p>400</text:p>
          </table:table-cell>
          <table:table-cell table:formula="of:=[.C4]-20" office:value-type="float" office:value="380" calcext:value-type="float">
            <text:p>3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formula="of:=1000000/([.A5]*1000)" office:value-type="float" office:value="2.5" calcext:value-type="float">
            <text:p>2,5</text:p>
          </table:table-cell>
          <table:table-cell table:formula="of:=[.B5]*[.$B$1]/2" office:value-type="float" office:value="200" calcext:value-type="float">
            <text:p>200</text:p>
          </table:table-cell>
          <table:table-cell table:formula="of:=[.C5]-20" office:value-type="float" office:value="180" calcext:value-type="float">
            <text:p>1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formula="of:=1000000/([.A6]*1000)" office:value-type="float" office:value="1.66666666666667" calcext:value-type="float">
            <text:p>1,67</text:p>
          </table:table-cell>
          <table:table-cell table:formula="of:=[.B6]*[.$B$1]/2" office:value-type="float" office:value="133.333333333333" calcext:value-type="float">
            <text:p>133,33</text:p>
          </table:table-cell>
          <table:table-cell table:formula="of:=[.C6]-20" office:value-type="float" office:value="113.333333333333" calcext:value-type="float">
            <text:p>113,33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formula="of:=1000000/([.A7]*1000)" office:value-type="float" office:value="1" calcext:value-type="float">
            <text:p>1</text:p>
          </table:table-cell>
          <table:table-cell table:formula="of:=[.B7]*[.$B$1]/2" office:value-type="float" office:value="80" calcext:value-type="float">
            <text:p>80</text:p>
          </table:table-cell>
          <table:table-cell table:formula="of:=[.C7]-20" office:value-type="float" office:value="60" calcext:value-type="float">
            <text:p>60</text:p>
          </table:table-cell>
          <table:table-cell/>
          <table:table-cell table:style-name="Default" table:number-columns-repeated="4"/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G$14]*1000/[.F15]/2/8-10" office:value-type="float" office:value="240" calcext:value-type="float">
            <text:p>240</text:p>
          </table:table-cell>
          <table:table-cell table:formula="of:=[.$H$14]*1000/[.F15]/2/8-30" office:value-type="float" office:value="136.666666666667" calcext:value-type="float">
            <text:p>137</text:p>
          </table:table-cell>
          <table:table-cell table:formula="of:=[.$I$14]*1000/[.F15]/2/8-30" office:value-type="float" office:value="53.333333333333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$G$14]*1000/[.F16]/2/8-10" office:value-type="float" office:value="177.5" calcext:value-type="float">
            <text:p>178</text:p>
          </table:table-cell>
          <table:table-cell table:formula="of:=[.$H$14]*1000/[.F16]/2/8-30" office:value-type="float" office:value="95" calcext:value-type="float">
            <text:p>95</text:p>
          </table:table-cell>
          <table:table-cell table:formula="of:=[.$I$14]*1000/[.F16]/2/8-30" office:value-type="float" office:value="32.5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G$14]*1000/[.F17]/2/8-10" office:value-type="float" office:value="140" calcext:value-type="float">
            <text:p>140</text:p>
          </table:table-cell>
          <table:table-cell table:formula="of:=[.$H$14]*1000/[.F17]/2/8-30" office:value-type="float" office:value="70" calcext:value-type="float">
            <text:p>70</text:p>
          </table:table-cell>
          <table:table-cell table:formula="of:=[.$I$14]*1000/[.F17]/2/8-3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[.$G$14]*1000/[.F18]/2/8-10" office:value-type="float" office:value="90" calcext:value-type="float">
            <text:p>90</text:p>
          </table:table-cell>
          <table:table-cell table:formula="of:=[.$H$14]*1000/[.F18]/2/8-30" office:value-type="float" office:value="36.6666666666667" calcext:value-type="float">
            <text:p>37</text:p>
          </table:table-cell>
          <table:table-cell table:formula="of:=[.$I$14]*1000/[.F18]/2/8-30" office:value-type="float" office:value="3.33333333333334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G$14]*1000/[.F19]/2/8-10" office:value-type="float" office:value="65" calcext:value-type="float">
            <text:p>65</text:p>
          </table:table-cell>
          <table:table-cell table:formula="of:=[.$H$14]*1000/[.F19]/2/8-30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$G$14]*1000/[.F20]/2/8-10" office:value-type="float" office:value="50" calcext:value-type="float">
            <text:p>50</text:p>
          </table:table-cell>
          <table:table-cell table:formula="of:=[.$H$14]*1000/[.F20]/2/8-30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G$14]*1000/[.F21]/2/8-10" office:value-type="float" office:value="40" calcext:value-type="float">
            <text:p>40</text:p>
          </table:table-cell>
          <table:table-cell table:formula="of:=[.$H$14]*1000/[.F21]/2/8-30" office:value-type="float" office:value="3.33333333333334" calcext:value-type="float">
            <text:p>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G$14]*1000/[.F22]/2/8-10" office:value-type="float" office:value="27.5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[.$G$14]*1000/[.F23]/2/8-1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[.$G$14]*1000/[.F24]/2/8-1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$G$14]*1000/[.F25]/2/8-10" office:value-type="float" office:value="11.4285714285714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[.$G$14]*1000/[.F26]/2/8-10" office:value-type="float" office:value="8.75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$G$14]*1000/[.F27]/2/8-10" office:value-type="float" office:value="6.6666666666666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$G$14]*1000/[.F28]/2/8-1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table:formula="of:=[.$G$14]*1000/[.F29]/2/8-10" office:value-type="float" office:value="3.6363636363636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$G$14]*1000/[.F30]/2/8-10" office:value-type="float" office:value="2.5" calcext:value-type="float">
            <text:p>3</text:p>
          </table:table-cell>
          <table:table-cell table:number-columns-repeated="2"/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5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4]/[.D16]" office:value-type="float" office:value="0.349700598802395" calcext:value-type="float">
            <text:p>0,3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4]/2" office:value-type="float" office:value="1168" calcext:value-type="float">
            <text:p>1168</text:p>
          </table:table-cell>
          <table:table-cell table:formula="of:=[.E14]/2" office:value-type="float" office:value="584" calcext:value-type="float">
            <text:p>584</text:p>
          </table:table-cell>
          <table:table-cell table:formula="of:=[.F14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15]/2" office:value-type="float" office:value="2172" calcext:value-type="float">
            <text:p>2172</text:p>
          </table:table-cell>
          <table:table-cell table:formula="of:=[.E15]/2" office:value-type="float" office:value="1086" calcext:value-type="float">
            <text:p>1086</text:p>
          </table:table-cell>
          <table:table-cell table:formula="of:=[.F15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4]+[.D15]" office:value-type="float" office:value="6680" calcext:value-type="float">
            <text:p>6680</text:p>
          </table:table-cell>
          <table:table-cell table:formula="of:=[.D16]/2" office:value-type="float" office:value="3340" calcext:value-type="float">
            <text:p>3340</text:p>
          </table:table-cell>
          <table:table-cell table:formula="of:=[.E16]/2" office:value-type="float" office:value="1670" calcext:value-type="float">
            <text:p>1670</text:p>
          </table:table-cell>
          <table:table-cell table:formula="of:=[.F1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18]/[.D20]" office:value-type="float" office:value="0.70059880239521" calcext:value-type="float">
            <text:p>0,7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18]/2" office:value-type="float" office:value="2340" calcext:value-type="float">
            <text:p>2340</text:p>
          </table:table-cell>
          <table:table-cell table:formula="of:=[.E18]/2" office:value-type="float" office:value="1170" calcext:value-type="float">
            <text:p>1170</text:p>
          </table:table-cell>
          <table:table-cell table:formula="of:=[.F18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19]/2" office:value-type="float" office:value="1000" calcext:value-type="float">
            <text:p>1000</text:p>
          </table:table-cell>
          <table:table-cell table:formula="of:=[.E19]/2" office:value-type="float" office:value="500" calcext:value-type="float">
            <text:p>500</text:p>
          </table:table-cell>
          <table:table-cell table:formula="of:=[.F19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18]+[.D19]" office:value-type="float" office:value="6680" calcext:value-type="float">
            <text:p>6680</text:p>
          </table:table-cell>
          <table:table-cell table:formula="of:=[.D20]/2" office:value-type="float" office:value="3340" calcext:value-type="float">
            <text:p>3340</text:p>
          </table:table-cell>
          <table:table-cell table:formula="of:=[.E20]/2" office:value-type="float" office:value="1670" calcext:value-type="float">
            <text:p>1670</text:p>
          </table:table-cell>
          <table:table-cell table:formula="of:=[.F20]/2" office:value-type="float" office:value="835" calcext:value-type="float">
            <text:p>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.00.0000</text:date>, <text:time style:data-style-name="N2" text:time-value="20:41:01.672856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5H14M51S</meta:editing-duration>
    <meta:editing-cycles>35</meta:editing-cycles>
    <meta:generator>LibreOffice/6.4.7.2$Linux_X86_64 LibreOffice_project/40$Build-2</meta:generator>
    <dc:date>2022-10-03T21:27:08.399611627</dc:date>
    <meta:document-statistic meta:table-count="8" meta:cell-count="131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26cm" svg:width="45.244cm" svg:height="22.136cm">
          <chartooo:coordinate-region svg:x="1.669cm" svg:y="1.46cm" svg:width="44.331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